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47392280080236260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71615217845061157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18180603188964482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81538834419796146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169346008355257229"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503288608480827849"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77984190663231990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1425028214818784019"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344192" text:continue-list="list677984190663231990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2836258278309045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35467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35072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352007"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344490"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336651"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9178359107636233106"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4T09:12:04.83</dc:date>
    <dc:creator>James Lombardi</dc:creator>
    <meta:editing-duration>P9DT16H12M10S</meta:editing-duration>
    <meta:editing-cycles>823</meta:editing-cycles>
    <meta:generator>OpenOffice/4.1.2$Win32 OpenOffice.org_project/412m3$Build-9782</meta:generator>
    <meta:document-statistic meta:table-count="0" meta:image-count="8" meta:object-count="0" meta:page-count="93" meta:paragraph-count="2529" meta:word-count="28678" meta:character-count="146603"/>
  </office:meta>
</office:document-meta>
</file>